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 Common HL7 Toolset</text:p>
            <text:p>(FHIR tooling infrastructure)</text:p>
            <text:p/>
            <text:p>HL7 WGM virtual JAN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 JAN202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 Statement → description</text:p>
                <text:list>
                  <text:list-item>
                    <text:p>Why: is rendered in artifacts list and Function Statement is shorter</text:p>
                  </text:list-item>
                </text:list>
              </text:list-item>
              <text:list-item>
                <text:p text:style-name="P2">Function Description →purpose</text:p>
                <text:list>
                  <text:list-item>
                    <text:p>Why: more verbose now rendered in function page</text:p>
                  </text:list-item>
                </text:list>
              </text:list-item>
              <text:list-item>
                <text:p>The suggested solution is “short description for use in lists” extension, but that is not used by the IG publisher :-(</text:p>
              </text:list-item>
              <text:list-item>
                <text:p>Function Reference → derivedFrom</text:p>
              </text:list-item>
            </text:list>
          </draw:text-box>
        </draw:frame>
        <draw:frame draw:style-name="gr2" draw:text-style-name="P3" draw:layer="layout" svg:width="25.297cm" svg:height="1.674cm" svg:x="2.643cm" svg:y="13.335cm">
          <draw:text-box>
            <text:p><text:span text:style-name="T1"><text:a xlink:href="http://hl7.org/fhir/extensions/StructureDefinition-canonicalresource-short-description.html" xlink:type="simple">http://hl7.org/fhir/extensions/StructureDefinition-canonicalresource-short-description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5-01-29T11:55:32.569783385</dc:date>
    <dc:creator>Michael van der Zel</dc:creator>
    <meta:editing-duration>P3DT21H58M</meta:editing-duration>
    <meta:editing-cycles>90</meta:editing-cycles>
    <meta:generator>LibreOffice/24.2.5.2$Linux_X86_64 LibreOffice_project/bffef4ea93e59bebbeaf7f431bb02b1a39ee8a59</meta:generator>
    <meta:document-statistic meta:object-count="29"/>
  </office:meta>
</office:document-meta>
</file>